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1.046cm" style:use-optimal-column-width="false"/>
    </style:style>
    <style:style style:name="co2" style:family="table-column">
      <style:table-column-properties style:column-width="1.042cm" style:use-optimal-column-width="false"/>
    </style:style>
    <style:style style:name="co3" style:family="table-column">
      <style:table-column-properties style:column-width="1.049cm" style:use-optimal-column-width="false"/>
    </style:style>
    <style:style style:name="co4" style:family="table-column">
      <style:table-column-properties style:column-width="1.047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3cm"/>
    </style:style>
    <style:style style:name="ro3" style:family="table-row">
      <style:table-row-properties style:row-height="0.974cm"/>
    </style:style>
    <style:style style:name="ce1" style:family="table-cell">
      <style:text-properties style:use-window-font-color="true" fo:background-color="transparent"/>
    </style:style>
    <style:style style:name="P1" style:family="paragraph">
      <style:text-properties style:use-window-font-color="true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.133cm" svg:height="1.943cm" svg:x="9.266cm" svg:y="1.3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4</text:p>
              </table:table-cell>
              <table:table-cell>
                <text:p text:style-name="P1">2</text:p>
              </table:table-cell>
            </table:table-row>
            <table:table-row table:style-name="ro1" table:default-cell-style-name="ce1">
              <table:table-cell>
                <text:p text:style-name="P1">5</text:p>
              </table:table-cell>
              <table:table-cell>
                <text:p text:style-name="P1">3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144cm" svg:height="1.945cm" svg:x="2.744cm" svg:y="4.02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1">1</text:p>
              </table:table-cell>
              <table:table-cell>
                <text:p text:style-name="P1">4</text:p>
              </table:table-cell>
              <table:table-cell/>
            </table:table-row>
            <table:table-row table:style-name="ro2" table:default-cell-style-name="ce1">
              <table:table-cell>
                <text:p text:style-name="P1">5</text:p>
              </table:table-cell>
              <table:table-cell>
                <text:p text:style-name="P1">3</text:p>
              </table:table-cell>
              <table:table-cell>
                <text:p text:style-name="P1">2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146cm" svg:height="1.947cm" svg:x="16.118cm" svg:y="3.97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>
                <text:p text:style-name="P1">1</text:p>
              </table:table-cell>
              <table:table-cell>
                <text:p text:style-name="P1">4</text:p>
              </table:table-cell>
              <table:table-cell>
                <text:p text:style-name="P1">2</text:p>
              </table:table-cell>
            </table:table-row>
            <table:table-row table:style-name="ro3" table:default-cell-style-name="ce1">
              <table:table-cell>
                <text:p text:style-name="P1">5</text:p>
              </table:table-cell>
              <table:table-cell/>
              <table:table-cell>
                <text:p text:style-name="P1">3</text:p>
              </table:table-cell>
            </table:table-row>
          </table:table>
          <draw:image xlink:href="Pictures/TablePreview3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0T11:18:08.712000000</meta:creation-date>
    <dc:date>2018-01-30T11:26:07.135000000</dc:date>
    <meta:editing-duration>PT7M58S</meta:editing-duration>
    <meta:editing-cycles>1</meta:editing-cycles>
    <meta:document-statistic meta:object-count="3"/>
    <meta:generator>LibreOffice/5.4.3.2$Windows_X86_64 LibreOffice_project/92a7159f7e4af62137622921e809f8546db437e5</meta:generator>
  </office:meta>
</office:document-meta>
</file>